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b77f" officeooo:paragraph-rsid="0013b77f"/>
    </style:style>
    <style:style style:name="P2" style:family="paragraph" style:parent-style-name="Standard">
      <style:text-properties fo:font-size="11pt" fo:language="es" fo:country="ES" fo:font-weight="bold" officeooo:rsid="00192a95" officeooo:paragraph-rsid="0013b77f" style:font-size-asian="11pt" style:font-weight-asian="bold" style:font-name-complex="Helvetica" style:font-size-complex="11pt" style:font-weight-complex="bold"/>
    </style:style>
    <style:style style:name="P3" style:family="paragraph" style:parent-style-name="Standard">
      <style:text-properties fo:font-size="12pt" fo:language="es" fo:country="ES" fo:font-weight="normal" officeooo:rsid="0017dc47" officeooo:paragraph-rsid="00143f47" style:font-size-asian="12pt" style:font-weight-asian="normal" style:font-name-complex="Helvetica" style:font-size-complex="12pt" style:font-weight-complex="normal"/>
    </style:style>
    <style:style style:name="P4" style:family="paragraph" style:parent-style-name="Standard">
      <style:text-properties fo:font-size="12pt" fo:language="es" fo:country="ES" fo:font-weight="normal" officeooo:rsid="00143f47" officeooo:paragraph-rsid="00143f47" style:font-size-asian="12pt" style:font-weight-asian="normal" style:font-name-complex="Helvetica" style:font-size-complex="12pt" style:font-weight-complex="normal"/>
    </style:style>
    <style:style style:name="P5" style:family="paragraph" style:parent-style-name="Standard">
      <style:text-properties fo:font-size="12pt" fo:language="es" fo:country="ES" fo:font-weight="normal" officeooo:rsid="0016be36" officeooo:paragraph-rsid="0016be36" style:font-size-asian="10.5pt" style:font-weight-asian="normal" style:font-name-complex="Helvetica" style:font-size-complex="12pt" style:font-weight-complex="normal"/>
    </style:style>
    <style:style style:name="P6" style:family="paragraph" style:parent-style-name="Standard">
      <style:text-properties fo:font-size="12pt" fo:language="es" fo:country="ES" fo:font-style="italic" fo:font-weight="normal" officeooo:rsid="00143f47" officeooo:paragraph-rsid="00143f47" style:font-size-asian="12pt" style:font-style-asian="italic" style:font-weight-asian="normal" style:font-name-complex="Helvetica" style:font-size-complex="12pt" style:font-style-complex="italic" style:font-weight-complex="normal"/>
    </style:style>
    <style:style style:name="P7" style:family="paragraph" style:parent-style-name="Standard">
      <style:text-properties fo:font-size="12pt" fo:language="es" fo:country="ES" fo:font-style="normal" fo:font-weight="normal" officeooo:rsid="00143f47" officeooo:paragraph-rsid="00143f47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8" style:family="paragraph" style:parent-style-name="Standard">
      <style:text-properties fo:font-size="12pt" fo:language="es" fo:country="ES" style:text-underline-style="solid" style:text-underline-width="auto" style:text-underline-color="font-color" fo:font-weight="normal" officeooo:rsid="001ae29a" officeooo:paragraph-rsid="001ae29a" style:font-size-asian="10.5pt" style:font-weight-asian="normal" style:font-name-complex="Helvetica" style:font-size-complex="12pt" style:font-weight-complex="normal"/>
    </style:style>
    <style:style style:name="P9" style:family="paragraph" style:parent-style-name="Standard">
      <style:text-properties officeooo:rsid="00143f47" officeooo:paragraph-rsid="00143f47"/>
    </style:style>
    <style:style style:name="P10" style:family="paragraph" style:parent-style-name="Standard">
      <style:text-properties fo:font-size="16pt" fo:font-weight="bold" officeooo:rsid="0013b77f" officeooo:paragraph-rsid="0013b77f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4pt" fo:font-weight="bold" officeooo:rsid="0013b77f" officeooo:paragraph-rsid="0013b77f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language="es" fo:country="ES" fo:font-weight="bold" officeooo:rsid="0016be36" officeooo:paragraph-rsid="0016be36" style:font-size-asian="14pt" style:font-weight-asian="bold" style:font-name-complex="Helvetica" style:font-size-complex="14pt" style:font-weight-complex="bold"/>
    </style:style>
    <style:style style:name="P13" style:family="paragraph" style:parent-style-name="Standard">
      <style:text-properties fo:font-size="14pt" fo:language="es" fo:country="ES" fo:font-weight="bold" officeooo:rsid="001ae29a" officeooo:paragraph-rsid="0016be36" style:font-size-asian="14pt" style:font-weight-asian="bold" style:font-name-complex="Helvetica" style:font-size-complex="14pt" style:font-weight-complex="bold"/>
    </style:style>
    <style:style style:name="P14" style:family="paragraph" style:parent-style-name="Standard">
      <style:text-properties fo:font-style="italic" officeooo:rsid="0013b77f" officeooo:paragraph-rsid="0013b77f" style:font-style-asian="italic" style:font-style-complex="italic"/>
    </style:style>
    <style:style style:name="P15" style:family="paragraph" style:parent-style-name="Text_20_body">
      <style:paragraph-properties fo:margin-top="0cm" fo:margin-bottom="0cm" loext:contextual-spacing="false" fo:line-height="120%" style:writing-mode="lr-tb"/>
      <style:text-properties officeooo:paragraph-rsid="00143f47"/>
    </style:style>
    <style:style style:name="T1" style:family="text">
      <style:text-properties fo:font-weight="normal" officeooo:rsid="001977d2" style:font-weight-asian="normal" style:font-weight-complex="normal"/>
    </style:style>
    <style:style style:name="T2" style:family="text">
      <style:text-properties fo:font-size="11pt" fo:language="es" fo:country="ES" fo:font-weight="normal" officeooo:rsid="0016884e" style:font-size-asian="11pt" style:font-weight-asian="normal" style:font-name-complex="Helvetica" style:font-size-complex="11pt" style:font-weight-complex="normal"/>
    </style:style>
    <style:style style:name="T3" style:family="text">
      <style:text-properties fo:font-size="12pt" fo:language="es" fo:country="ES" fo:font-weight="normal" style:font-size-asian="12pt" style:font-weight-asian="normal" style:font-name-complex="Helvetica" style:font-size-complex="12pt" style:font-weight-complex="normal"/>
    </style:style>
    <style:style style:name="T4" style:family="text">
      <style:text-properties fo:font-size="12pt" fo:language="es" fo:country="ES" fo:font-weight="normal" officeooo:rsid="0016884e" style:font-size-asian="12pt" style:font-weight-asian="normal" style:font-name-complex="Helvetica" style:font-size-complex="12pt" style:font-weight-complex="normal"/>
    </style:style>
    <style:style style:name="T5" style:family="text">
      <style:text-properties fo:font-size="12pt" fo:language="es" fo:country="ES" fo:font-weight="normal" officeooo:rsid="0017dc47" style:font-size-asian="12pt" style:font-weight-asian="normal" style:font-name-complex="Helvetica" style:font-size-complex="12pt" style:font-weight-complex="normal"/>
    </style:style>
    <style:style style:name="T6" style:family="text">
      <style:text-properties fo:font-size="12pt" fo:language="es" fo:country="ES" fo:font-weight="normal" officeooo:rsid="0017cea9" style:font-size-asian="12pt" style:font-weight-asian="normal" style:font-name-complex="Helvetica" style:font-size-complex="12pt" style:font-weight-complex="normal"/>
    </style:style>
    <style:style style:name="T7" style:family="text">
      <style:text-properties fo:font-size="12pt" fo:language="es" fo:country="ES" fo:font-weight="normal" officeooo:rsid="001baaa4" style:font-size-asian="12pt" style:font-weight-asian="normal" style:font-name-complex="Helvetica" style:font-size-complex="12pt" style:font-weight-complex="normal"/>
    </style:style>
    <style:style style:name="T8" style:family="text">
      <style:text-properties fo:font-size="12pt" fo:language="es" fo:country="ES" fo:font-weight="normal" officeooo:rsid="001977d2" style:font-size-asian="12pt" style:font-weight-asian="normal" style:font-name-complex="Helvetica" style:font-size-complex="12pt" style:font-weight-complex="normal"/>
    </style:style>
    <style:style style:name="T9" style:family="text">
      <style:text-properties fo:font-size="12pt" fo:language="es" fo:country="ES" fo:font-weight="normal" officeooo:rsid="001ac8f1" style:font-size-asian="12pt" style:font-weight-asian="normal" style:font-name-complex="Helvetica" style:font-size-complex="12pt" style:font-weight-complex="normal"/>
    </style:style>
    <style:style style:name="T10" style:family="text">
      <style:text-properties fo:font-size="12pt" fo:language="es" fo:country="ES" fo:font-weight="normal" officeooo:rsid="00192a95" style:font-size-asian="12pt" style:font-weight-asian="normal" style:font-name-complex="Helvetica" style:font-size-complex="12pt" style:font-weight-complex="normal"/>
    </style:style>
    <style:style style:name="T11" style:family="text">
      <style:text-properties officeooo:rsid="00143f47"/>
    </style:style>
    <style:style style:name="T12" style:family="text">
      <style:text-properties style:text-line-through-style="none" style:text-line-through-type="none" officeooo:rsid="00143f47"/>
    </style:style>
    <style:style style:name="T13" style:family="text">
      <style:text-properties style:font-name="Liberation Sans" fo:font-size="11pt" style:font-size-asian="11pt" style:font-size-complex="11pt"/>
    </style:style>
    <style:style style:name="T14" style:family="text">
      <style:text-properties fo:font-variant="normal" fo:text-transform="none" fo:color="#1155cc" style:text-line-through-style="none" style:text-line-through-type="none" style:font-name="Liberation Sans" fo:font-size="11pt" fo:font-style="normal" style:text-underline-style="solid" style:text-underline-width="auto" style:text-underline-color="font-color" fo:font-weight="normal" style:text-blinking="false" fo:background-color="transparent" loext:char-shading-value="0" style:font-weight-asian="normal" style:font-weight-complex="normal"/>
    </style:style>
    <style:style style:name="T15" style:family="text">
      <style:text-properties fo:font-variant="normal" fo:text-transform="none" fo:color="#1155cc" style:text-line-through-style="none" style:text-line-through-type="none" style:font-name="Liberation Sans" fo:font-size="11pt" fo:font-style="normal" style:text-underline-style="solid" style:text-underline-width="auto" style:text-underline-color="font-color" fo:font-weight="normal" officeooo:rsid="000b09c8" style:text-blinking="false" fo:background-color="transparent" loext:char-shading-value="0" style:font-weight-asian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normal" officeooo:rsid="000b09c8" style:text-blinking="false" fo:background-color="transparent" loext:char-shading-value="0" style:font-weight-asian="normal" style:font-weight-complex="normal"/>
    </style:style>
    <style:style style:name="T17" style:family="text">
      <style:text-properties officeooo:rsid="001977d2"/>
    </style:style>
    <style:style style:name="T18" style:family="text">
      <style:text-properties officeooo:rsid="00174677"/>
    </style:style>
    <style:style style:name="T19" style:family="text">
      <style:text-properties officeooo:rsid="001a3a3f"/>
    </style:style>
    <style:style style:name="T20" style:family="text">
      <style:text-properties officeooo:rsid="001d556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ágina web de la protectora de gatos “Animalets La Llagosta”</text:p>
      <text:p text:style-name="P11"/>
      <text:p text:style-name="P11">1. Introducción</text:p>
      <text:p text:style-name="P1"/>
      <text:p text:style-name="P14">1.1 Introducción al problema</text:p>
      <text:p text:style-name="P14"/>
      <text:p text:style-name="P1">La Asociación protectora de gatos de La Llagosta lleva más de diez años cuidando a gatos de la calle y a aquellos que han sido abandonados, tanto en el refugio como en casas de acogida.</text:p>
      <text:p text:style-name="P1">La asociación no cuenta con página web y la creación de la misma hará <text:span text:style-name="T12">que se pueda </text:span><text:span text:style-name="T10">dar a conocer a un público más amplio (más allá del entorno local) y así aumentar las posibilidades de adopción, financiación y colaboración. Además, a través de la misma, es más </text:span><text:span text:style-name="T8">cómodo consultar qué animales están disponibles para ser adoptados, sin necesidad de que la persona interesada tenga que desplazarse.</text:span></text:p>
      <text:p text:style-name="P1"><text:span text:style-name="T8"/></text:p>
      <text:p text:style-name="P1"><text:span text:style-name="T8"/></text:p>
      <text:p text:style-name="P14">1.2 Explicación del servicio</text:p>
      <text:p text:style-name="P14"/>
      <text:p text:style-name="P1">El servicio consiste en una web donde se pueda acceder a la<text:span text:style-name="T2"> </text:span><text:span text:style-name="T4">información </text:span><text:span text:style-name="T5">de </text:span><text:span text:style-name="T6">la asociación</text:span><text:span text:style-name="T4">, pero con el principal objetivo de </text:span><text:span text:style-name="T7">conocer los</text:span><text:span text:style-name="T4"> </text:span><text:span text:style-name="T3">gatos </text:span><text:span text:style-name="T4">que hay en adopción y en acogida con la finalidad de </text:span><text:span text:style-name="T8">conseguir </text:span><text:span text:style-name="T4">familias responsables. </text:span><text:span text:style-name="T5">Se destacará</text:span><text:span text:style-name="T8">n</text:span><text:span text:style-name="T5"> sobre todo</text:span><text:span text:style-name="T4"> casos urgentes y gatos considerados “invisibles” (aquellos que pasan desapercibidos ya sea porque son mayores, tienen alguna enfermedad o “problemas de compor</text:span><text:span text:style-name="T9">t</text:span><text:span text:style-name="T4">amiento”).</text:span></text:p>
      <text:p text:style-name="P9"><text:span text:style-name="T4">S</text:span><text:span text:style-name="T3">e podrá ver una lista de los gatos que se pueden adoptar y se podrá filtrar por diferentes categorías (edad, sexo, si tiene alguna enfermedad, si puede vivir con otros gatos, si es un caso urgente, si son gatos de acogida o para adoptar).</text:span></text:p>
      <text:p text:style-name="P3">La información de los gatos se mostrará en fichas con la foto de los mismos y <text:span text:style-name="T20">algunos</text:span> datos básicos. <text:span text:style-name="T11">Si a la persona le interesa un gato en particular, se podrá acceder a la información completa del mismo, como por ejemplo la historia o más fotos.</text:span></text:p>
      <text:p text:style-name="P3"><text:span text:style-name="T11">En el caso de que </text:span>mediante la búsqueda no se encuentr<text:span text:style-name="T11">en</text:span> resultados, se dará un resultado alternativo (gatos en situación urgente o gatos “invisibles”).</text:p>
      <text:p text:style-name="P4">Si a la persona le interesara uno de los gatos y decidiera adoptar<text:span text:style-name="T20">lo</text:span>, debería rellenar una ficha de contacto para que la asociación se pusiera en contacto con ella.</text:p>
      <text:p text:style-name="P4"/>
      <text:p text:style-name="P4"/>
      <text:p text:style-name="P6">1.3 Extra</text:p>
      <text:p text:style-name="P6"/>
      <text:p text:style-name="P7">Ejemplos de otros proyectos existentes:</text:p>
      <text:p text:style-name="P7"/>
      <text:p text:style-name="P15"><text:a xlink:type="simple" xlink:href="http://www.eljardinetdelsgats.org/es/preguntas-frecuentes/" text:style-name="Internet_20_link" text:visited-style-name="Visited_20_Internet_20_Link">http</text:a><text:a xlink:type="simple" xlink:href="https://www.protectorabcn.es/blog/12p2" text:style-name="Internet_20_link" text:visited-style-name="Visited_20_Internet_20_Link">s/</text:a><text:a xlink:type="simple" xlink:href="http://www.eljardinetdelsgats.org/es/preguntas-frecuentes/" text:style-name="Internet_20_link" text:visited-style-name="Visited_20_Internet_20_Link">://www.eljardinetdelsgats.org/es/</text:a></text:p>
      <text:p text:style-name="P15"><text:a xlink:type="simple" xlink:href="https://www.protectorabcn.es/blog/12p2" text:style-name="Internet_20_link" text:visited-style-name="Visited_20_Internet_20_Link"><text:span text:style-name="T14">https://www.protectorabcn.e</text:span></text:a><text:span text:style-name="T15">s</text:span></text:p>
      <text:p text:style-name="P15"><text:a xlink:type="simple" xlink:href="https://www.bluecross.org.uk/" text:style-name="Internet_20_link" text:visited-style-name="Visited_20_Internet_20_Link"><text:span text:style-name="T14">https://www.bluecross.org.u</text:span></text:a><text:span text:style-name="T15">k</text:span><text:span text:style-name="T16"> </text:span></text:p>
      <text:p text:style-name="P15"><text:a xlink:type="simple" xlink:href="https://sosfelinos.org/" text:style-name="Internet_20_link" text:visited-style-name="Visited_20_Internet_20_Link">https://sosfelinos.org/</text:a><text:span text:style-name="T14"> </text:span></text:p>
      <text:p text:style-name="P7"><text:a xlink:type="simple" xlink:href="https://www.protectoramataro.org/es" text:style-name="Internet_20_link" text:visited-style-name="Visited_20_Internet_20_Link"><text:span text:style-name="T13">https://www.protectoramataro.org/es</text:span></text:a></text:p>
      <text:p text:style-name="P2"><text:span text:style-name="T1"/></text:p>
      <text:p text:style-name="P2"/>
      <text:p text:style-name="P12"><text:span text:style-name="T17">2. </text:span>Definición del servicio web</text:p>
      <text:p text:style-name="P13"/>
      <text:p text:style-name="P8">Usuarios:</text:p>
      <text:p text:style-name="P5">- <text:span text:style-name="T18">Mostrar los gatos que se pueden adoptar/ acoger</text:span></text:p>
      <text:p text:style-name="P5">- <text:span text:style-name="T18">Filtrar la búsqueda de gatos por diferentes categorías</text:span></text:p>
      <text:p text:style-name="P5">- <text:span text:style-name="T18">Enviar al e-mail de la asociación los datos del formulario de contacto que la persona rellene</text:span></text:p>
      <text:p text:style-name="P5"><text:soft-page-break/>- <text:span text:style-name="T20">Envío de donaciones por medio de Paypal</text:span></text:p>
      <text:p text:style-name="P5"/>
      <text:p text:style-name="P8">Miembros de la asociación: </text:p>
      <text:p text:style-name="P5">- <text:span text:style-name="T19">Acceso con usuario y contraseña a un panel de control donde se puedan añadir, borrar o modificar los registros de los gatos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10:03:00.498187901</meta:creation-date>
    <dc:date>2019-10-11T12:18:04.015286600</dc:date>
    <meta:editing-duration>PT44M50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26" meta:word-count="418" meta:character-count="2569" meta:non-whitespace-character-count="2174"/>
  </office:meta>
</office:document-meta>
</file>